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P1">%#include AL/CCJU/commun/dateAdresse/dateAdresse#%</text:p>
      <text:p text:style-name="P1"/>
      <text:p text:style-name="P1"/>
      <text:p text:style-name="P1">%#include AL/CCJU/declarationVersement/declarationVersementInfoCommun#%</text:p>
      <text:p text:style-name="P1"/>
      <text:p text:style-name="P2">%#include AL/CCJU/declarationVersement/declarationVersementListDetaillee#%</text:p>
      <text:p text:style-name="P2"/>
      <text:p text:style-name="P4">%=remLineWhenBlank(declaration_versement_destination_text,-1)=%</text:p>
      <text:p text:style-name="P2"/>
      <text:p text:style-name="P3"/>
      <text:p text:style-name="P5">%#include AL/CCJU/commun/signatures/standard#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creator>pta </dc:creator>
    <dc:date>2013-01-04T10:05:02.49</dc:date>
    <meta:editing-cycles>32</meta:editing-cycles>
    <meta:editing-duration>PT4H12M22S</meta:editing-duration>
    <meta:document-statistic meta:table-count="0" meta:image-count="0" meta:object-count="0" meta:page-count="1" meta:paragraph-count="7" meta:word-count="12" meta:character-count="340"/>
    <meta:user-defined meta:name="Info 1"/>
    <meta:user-defined meta:name="Info 2"/>
    <meta:user-defined meta:name="Info 3"/>
    <meta:user-defined meta:name="Info 4"/>
  </office:meta>
</office:document-meta>
</file>